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c586c0"/>
    </style:style>
    <style:style style:name="T2" style:family="text">
      <style:text-properties fo:color="#dcdcaa"/>
    </style:style>
    <style:style style:name="T3" style:family="text">
      <style:text-properties fo:color="#ce9178"/>
    </style:style>
    <style:style style:name="T4" style:family="text">
      <style:text-properties fo:color="#569cd6"/>
    </style:style>
    <style:style style:name="T5" style:family="text">
      <style:text-properties fo:color="#4ec9b0"/>
    </style:style>
    <style:style style:name="T6" style:family="text">
      <style:text-properties fo:color="#9cdcfe"/>
    </style:style>
    <style:style style:name="T7" style:family="text">
      <style:text-properties fo:color="#b5cea8"/>
    </style:style>
    <style:style style:name="T8" style:family="text">
      <style:text-properties fo:color="#6a99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1">from</text:span> django.test <text:span text:style-name="T1">import</text:span> TestCase,Client,tag</text:p>
      <text:p text:style-name="P1"><text:span text:style-name="T1">from</text:span> mixer.backend.django <text:span text:style-name="T1">import</text:span> mixer</text:p>
      <text:p text:style-name="P1"><text:span text:style-name="T1">from</text:span> coupon.models <text:span text:style-name="T1">import</text:span> Coupon,CouponUser</text:p>
      <text:p text:style-name="P1"><text:span text:style-name="T1">from</text:span> coupon.views <text:span text:style-name="T1">import</text:span> CouponRedeemView</text:p>
      <text:p text:style-name="P1"><text:span text:style-name="T1">from</text:span> order.models <text:span text:style-name="T1">import</text:span> Order</text:p>
      <text:p text:style-name="P1"><text:span text:style-name="T1">from</text:span> django.urls <text:span text:style-name="T1">import</text:span> reverse</text:p>
      <text:p text:style-name="P1"><text:span text:style-name="T1">from</text:span> datetime <text:span text:style-name="T1">import</text:span> datetime</text:p>
      <text:p text:style-name="P1"><text:span text:style-name="T1">from</text:span> pytz <text:span text:style-name="T1">import</text:span> timezone </text:p>
      <text:p text:style-name="P1"><text:span text:style-name="T1">from</text:span> cart.models <text:span text:style-name="T1">import</text:span> LineItem</text:p>
      <text:p text:style-name="P1"><text:span text:style-name="T1">from</text:span> django <text:span text:style-name="T1">import</text:span> utils</text:p>
      <text:p text:style-name="P1"><text:span text:style-name="T1">from</text:span> shop.models <text:span text:style-name="T1">import</text:span> Product</text:p>
      <text:p text:style-name="P1"><text:span text:style-name="T1">from</text:span> wallet.models <text:span text:style-name="T1">import</text:span> WalletTransaction</text:p>
      <text:p text:style-name="P1"><text:span text:style-name="T1">from</text:span> cart.models <text:span text:style-name="T1">import</text:span> Cart</text:p>
      <text:p text:style-name="P1"><text:span text:style-name="T1">from</text:span> django.contrib.auth <text:span text:style-name="T1">import</text:span> authenticate, login</text:p>
      <text:p text:style-name="P1"><text:span text:style-name="T1">from</text:span> rest_framework.test <text:span text:style-name="T1">import</text:span> APITestCase</text:p>
      <text:p text:style-name="P1"><text:span text:style-name="T1">from</text:span> users.models <text:span text:style-name="T1">import</text:span> User</text:p>
      <text:p text:style-name="P2"/>
      <text:p text:style-name="P1"><text:span text:style-name="T2">@tag</text:span>(<text:span text:style-name="T3">'redeem'</text:span>)</text:p>
      <text:p text:style-name="P1"><text:span text:style-name="T4">class</text:span> <text:span text:style-name="T5">TestCouponRedeemView</text:span>(<text:span text:style-name="T5">TestCase</text:span>):</text:p>
      <text:p text:style-name="P1">databases = <text:span text:style-name="T3">'__all__'</text:span></text:p>
      <text:p text:style-name="P1"><text:span text:style-name="T4">def</text:span> <text:span text:style-name="T2">setUp</text:span>(<text:span text:style-name="T6">self</text:span>):</text:p>
      <text:p text:style-name="P1"><text:span text:style-name="T4">self</text:span>.session=<text:span text:style-name="T4">self</text:span>.client.session</text:p>
      <text:p text:style-name="P1"><text:span text:style-name="T4">self</text:span>.candidate_id = Order.objects.all().first().candidate_id</text:p>
      <text:p text:style-name="P1"><text:span text:style-name="T4">self</text:span>.session[<text:span text:style-name="T3">'candidate_id'</text:span>]= <text:span text:style-name="T4">self</text:span>.candidate_id</text:p>
      <text:p text:style-name="P1"><text:span text:style-name="T4">self</text:span>.session.save()</text:p>
      <text:p text:style-name="P2"/>
      <text:p text:style-name="P1"><text:span text:style-name="T2">@tag</text:span>(<text:span text:style-name="T3">'ali'</text:span>)</text:p>
      <text:p text:style-name="P1"><text:span text:style-name="T4">def</text:span> <text:span text:style-name="T2">test_code_not_valid</text:span>(<text:span text:style-name="T6">self</text:span>): </text:p>
      <text:p text:style-name="P1"><text:span text:style-name="T4">self</text:span>.response = <text:span text:style-name="T4">self</text:span>.client.post(reverse(<text:span text:style-name="T3">'cart:coupon-apply'</text:span>)) </text:p>
      <text:p text:style-name="P1"><text:span text:style-name="T4">self</text:span>.assertContains(<text:span text:style-name="T4">self</text:span>.response,<text:span text:style-name="T3">'This code is not valid.'</text:span>,<text:span text:style-name="T6">status_code</text:span>=<text:span text:style-name="T7">400</text:span>)</text:p>
      <text:p text:style-name="P2"/>
      <text:p text:style-name="P1"><text:span text:style-name="T4">def</text:span> <text:span text:style-name="T2">test_coupon_is_redeemed</text:span>(<text:span text:style-name="T6">self</text:span>): </text:p>
      <text:p text:style-name="P1"><text:span text:style-name="T4">self</text:span>.coupon1 = mixer.blend(Coupon)</text:p>
      <text:p text:style-name="P1"><text:span text:style-name="T4">self</text:span>.couponUser1 = mixer.blend(CouponUser, <text:span text:style-name="T6">user</text:span> = <text:span text:style-name="T3">'dp2@gmail.com'</text:span> , <text:span text:style-name="T6">redeemed_at</text:span> = datetime(<text:span text:style-name="T7">2019</text:span>,<text:span text:style-name="T7">4</text:span>,<text:span text:style-name="T7">5</text:span>).replace(<text:span text:style-name="T6">tzinfo</text:span> = timezone(<text:span text:style-name="T3">'UTC'</text:span>)) , <text:span text:style-name="T6">coupon</text:span> = <text:span text:style-name="T4">self</text:span>.coupon1 )</text:p>
      <text:p text:style-name="P1"><text:span text:style-name="T4">self</text:span>.couponUser2 = mixer.blend(CouponUser, <text:span text:style-name="T6">user</text:span> = <text:span text:style-name="T3">'dp3@gmail.com'</text:span> , <text:span text:style-name="T6">coupon</text:span> = <text:span text:style-name="T4">self</text:span>.coupon1 )</text:p>
      <text:p text:style-name="P1"><text:span text:style-name="T4">self</text:span>.response = <text:span text:style-name="T4">self</text:span>.client.post(reverse(<text:span text:style-name="T3">'cart:coupon-apply'</text:span>),{<text:span text:style-name="T3">'code'</text:span> : <text:span text:style-name="T4">self</text:span>.coupon1.code}) </text:p>
      <text:p text:style-name="P1"><text:span text:style-name="T4">self</text:span>.assertContains(<text:span text:style-name="T4">self</text:span>.response,<text:span text:style-name="T3">'This code has already been used for candidate id </text:span><text:span text:style-name="T4">{0}</text:span><text:span text:style-name="T3">'</text:span>.format(<text:span text:style-name="T4">self</text:span>.candidate_id),<text:span text:style-name="T6">status_code</text:span>=<text:span text:style-name="T7">400</text:span>)</text:p>
      <text:p text:style-name="P2"/>
      <text:p text:style-name="P1"><text:span text:style-name="T4">def</text:span> <text:span text:style-name="T2">test_cart_obj_does_not_exist</text:span>(<text:span text:style-name="T6">self</text:span>):</text:p>
      <text:p text:style-name="P1"><text:span text:style-name="T4">self</text:span>.session[<text:span text:style-name="T3">'cart_pk'</text:span>] = <text:span text:style-name="T7">121232</text:span></text:p>
      <text:p text:style-name="P1"><text:span text:style-name="T4">self</text:span>.session.save()</text:p>
      <text:p text:style-name="P1"><text:span text:style-name="T4">self</text:span>.coupon1 = mixer.blend(Coupon,<text:span text:style-name="T6">code</text:span>=<text:span text:style-name="T3">'eatfit'</text:span>)</text:p>
      <text:p text:style-name="P1"><text:span text:style-name="T4">self</text:span>.response = <text:span text:style-name="T4">self</text:span>.client.post(reverse(<text:span text:style-name="T3">'cart:coupon-apply'</text:span>),{<text:span text:style-name="T3">'code'</text:span> : <text:span text:style-name="T4">self</text:span>.coupon1.code}) </text:p>
      <text:p text:style-name="P1"><text:span text:style-name="T4">self</text:span>.assertContains(<text:span text:style-name="T4">self</text:span>.response,<text:span text:style-name="T3">'Something went wrong, Please login to continue.'</text:span>,<text:span text:style-name="T6">status_code</text:span>=<text:span text:style-name="T7">400</text:span>)</text:p>
      <text:p text:style-name="P2"/>
      <text:p text:style-name="P1"><text:span text:style-name="T4">def</text:span> <text:span text:style-name="T2">test_user_email_is_none</text:span>(<text:span text:style-name="T6">self</text:span>): </text:p>
      <text:p text:style-name="P1"><text:soft-page-break/><text:span text:style-name="T4">self</text:span>.coupon1 = mixer.blend(Coupon,<text:span text:style-name="T6">code</text:span>=<text:span text:style-name="T3">'eatfit'</text:span>)</text:p>
      <text:p text:style-name="P1"><text:span text:style-name="T4">self</text:span>.response = <text:span text:style-name="T4">self</text:span>.client.post(reverse(<text:span text:style-name="T3">'cart:coupon-apply'</text:span>),{<text:span text:style-name="T3">'code'</text:span> : <text:span text:style-name="T4">self</text:span>.coupon1.code}) </text:p>
      <text:p text:style-name="P1"><text:span text:style-name="T4">self</text:span>.assertContains(<text:span text:style-name="T4">self</text:span>.response,<text:span text:style-name="T3">'Session Expired, Please login to continue.'</text:span>,<text:span text:style-name="T6">status_code</text:span>=<text:span text:style-name="T7">400</text:span>)</text:p>
      <text:p text:style-name="P2"/>
      <text:p text:style-name="P1"><text:span text:style-name="T4">def</text:span> <text:span text:style-name="T2">test_points_already_applied</text:span>(<text:span text:style-name="T6">self</text:span>):</text:p>
      <text:p text:style-name="P1"><text:span text:style-name="T4">self</text:span>.coupon1 = mixer.blend(Coupon,<text:span text:style-name="T6">code</text:span>=<text:span text:style-name="T3">'eatfit'</text:span>,)</text:p>
      <text:p text:style-name="P1"><text:span text:style-name="T4">self</text:span>.cart1 = mixer.blend(Cart)</text:p>
      <text:p text:style-name="P1"><text:span text:style-name="T4">self</text:span>.wallettrans = mixer.blend(WalletTransaction,<text:span text:style-name="T6">txn_type</text:span>=<text:span text:style-name="T7">2</text:span>,<text:span text:style-name="T6">cart</text:span>=<text:span text:style-name="T4">self</text:span>.cart1)</text:p>
      <text:p text:style-name="P1"><text:span text:style-name="T4">self</text:span>.session[<text:span text:style-name="T3">'cart_pk'</text:span>] = <text:span text:style-name="T4">self</text:span>.cart1.pk</text:p>
      <text:p text:style-name="P1"><text:span text:style-name="T4">self</text:span>.session.save()</text:p>
      <text:p text:style-name="P1"><text:span text:style-name="T4">self</text:span>.response = <text:span text:style-name="T4">self</text:span>.client.post(reverse(<text:span text:style-name="T3">'cart:coupon-apply'</text:span>),{<text:span text:style-name="T3">'code'</text:span> : <text:span text:style-name="T4">self</text:span>.coupon1.code}) </text:p>
      <text:p text:style-name="P1"><text:span text:style-name="T4">self</text:span>.assertContains(<text:span text:style-name="T4">self</text:span>.response,<text:span text:style-name="T3">'Points already applied!.'</text:span>,<text:span text:style-name="T6">status_code</text:span>=<text:span text:style-name="T7">400</text:span>)</text:p>
      <text:p text:style-name="P3"/>
      <text:p text:style-name="P1"><text:span text:style-name="T4">def</text:span> <text:span text:style-name="T2">test_another_coupon_already_applied</text:span>(<text:span text:style-name="T6">self</text:span>):</text:p>
      <text:p text:style-name="P1"><text:span text:style-name="T4">self</text:span>.coupon1 = mixer.blend(Coupon,<text:span text:style-name="T6">code</text:span>=<text:span text:style-name="T3">'eatfit'</text:span>,)</text:p>
      <text:p text:style-name="P1"><text:span text:style-name="T4">self</text:span>.cart1 = mixer.blend(Cart,<text:span text:style-name="T6">coupon</text:span>=<text:span text:style-name="T4">self</text:span>.coupon1)</text:p>
      <text:p text:style-name="P1"><text:span text:style-name="T4">self</text:span>.session[<text:span text:style-name="T3">'cart_pk'</text:span>] = <text:span text:style-name="T4">self</text:span>.cart1.pk</text:p>
      <text:p text:style-name="P1"><text:span text:style-name="T4">self</text:span>.session.save()</text:p>
      <text:p text:style-name="P1"><text:span text:style-name="T4">self</text:span>.response = <text:span text:style-name="T4">self</text:span>.client.post(reverse(<text:span text:style-name="T3">'cart:coupon-apply'</text:span>),{<text:span text:style-name="T3">'code'</text:span> : <text:span text:style-name="T4">self</text:span>.coupon1.code}) </text:p>
      <text:p text:style-name="P1"><text:span text:style-name="T4">self</text:span>.assertContains(<text:span text:style-name="T4">self</text:span>.response,<text:span text:style-name="T3">'Another coupon is already applied.'</text:span>,<text:span text:style-name="T6">status_code</text:span>=<text:span text:style-name="T7">400</text:span>)</text:p>
      <text:p text:style-name="P2"/>
      <text:p text:style-name="P1"><text:span text:style-name="T4">def</text:span> <text:span text:style-name="T2">test_coupon_redeemed_successfully</text:span>(<text:span text:style-name="T6">self</text:span>):</text:p>
      <text:p text:style-name="P1"><text:span text:style-name="T4">self</text:span>.coupon1 = mixer.blend(Coupon,<text:span text:style-name="T6">code</text:span>=<text:span text:style-name="T3">'eatfit'</text:span>,)</text:p>
      <text:p text:style-name="P1"><text:span text:style-name="T4">self</text:span>.cart1 = mixer.blend(Cart,<text:span text:style-name="T6">email</text:span>=<text:span text:style-name="T3">'dp@gmail.com'</text:span>,<text:span text:style-name="T6">coupon</text:span>=<text:span text:style-name="T4">None</text:span>)</text:p>
      <text:p text:style-name="P1"><text:span text:style-name="T4">self</text:span>.session[<text:span text:style-name="T3">'cart_pk'</text:span>] = <text:span text:style-name="T4">self</text:span>.cart1.pk</text:p>
      <text:p text:style-name="P1"><text:span text:style-name="T4">self</text:span>.session.save()</text:p>
      <text:p text:style-name="P1"><text:span text:style-name="T4">self</text:span>.response = <text:span text:style-name="T4">self</text:span>.client.post(reverse(<text:span text:style-name="T3">'cart:coupon-apply'</text:span>),{<text:span text:style-name="T3">'code'</text:span> : <text:span text:style-name="T4">self</text:span>.coupon1.code}) </text:p>
      <text:p text:style-name="P1"><text:span text:style-name="T4">self</text:span>.assertContains(<text:span text:style-name="T4">self</text:span>.response,<text:span text:style-name="T3">'Successfully Redeemed'</text:span>,<text:span text:style-name="T6">status_code</text:span>=<text:span text:style-name="T7">200</text:span>)</text:p>
      <text:p text:style-name="P2"/>
      <text:p text:style-name="P1"><text:span text:style-name="T4">def</text:span> <text:span text:style-name="T2">test_coupon_expired</text:span>(<text:span text:style-name="T6">self</text:span>):</text:p>
      <text:p text:style-name="P1"><text:span text:style-name="T4">self</text:span>.coupon1 = mixer.blend(Coupon,<text:span text:style-name="T6">code</text:span>=<text:span text:style-name="T3">'eatfit'</text:span>,<text:span text:style-name="T6">valid_until</text:span>=utils.timezone.now())</text:p>
      <text:p text:style-name="P1"><text:span text:style-name="T4">self</text:span>.cart1 = mixer.blend(Cart,<text:span text:style-name="T6">email</text:span>=<text:span text:style-name="T3">'dp@gmail.com'</text:span>,<text:span text:style-name="T6">coupon</text:span>=<text:span text:style-name="T4">None</text:span>)</text:p>
      <text:p text:style-name="P1"><text:span text:style-name="T4">self</text:span>.session[<text:span text:style-name="T3">'cart_pk'</text:span>] = <text:span text:style-name="T4">self</text:span>.cart1.pk</text:p>
      <text:p text:style-name="P1"><text:span text:style-name="T4">self</text:span>.session.save()</text:p>
      <text:p text:style-name="P1"><text:span text:style-name="T4">self</text:span>.response = <text:span text:style-name="T4">self</text:span>.client.post(reverse(<text:span text:style-name="T3">'cart:coupon-apply'</text:span>),{<text:span text:style-name="T3">'code'</text:span> : <text:span text:style-name="T4">self</text:span>.coupon1.code}) </text:p>
      <text:p text:style-name="P1"><text:span text:style-name="T4">self</text:span>.assertContains(<text:span text:style-name="T4">self</text:span>.response,<text:span text:style-name="T3">'This code is expired.'</text:span>,<text:span text:style-name="T6">status_code</text:span>=<text:span text:style-name="T7">400</text:span>)</text:p>
      <text:p text:style-name="P2"/>
      <text:p text:style-name="P1"><text:span text:style-name="T4">def</text:span> <text:span text:style-name="T2">test_coupon_suspended</text:span>(<text:span text:style-name="T6">self</text:span>):</text:p>
      <text:p text:style-name="P1"><text:span text:style-name="T4">self</text:span>.coupon1 = mixer.blend(Coupon,<text:span text:style-name="T6">code</text:span>=<text:span text:style-name="T3">'eatfit'</text:span>,<text:span text:style-name="T6">valid_from</text:span>=utils.timezone.now().replace(<text:span text:style-name="T6">year</text:span>=<text:span text:style-name="T7">2030</text:span>))</text:p>
      <text:p text:style-name="P1"><text:span text:style-name="T4">self</text:span>.cart1 = mixer.blend(Cart,<text:span text:style-name="T6">email</text:span>=<text:span text:style-name="T3">'dp@gmail.com'</text:span>,<text:span text:style-name="T6">coupon</text:span>=<text:span text:style-name="T4">None</text:span>)</text:p>
      <text:p text:style-name="P1"><text:span text:style-name="T4">self</text:span>.session[<text:span text:style-name="T3">'cart_pk'</text:span>] = <text:span text:style-name="T4">self</text:span>.cart1.pk</text:p>
      <text:p text:style-name="P1"><text:span text:style-name="T4">self</text:span>.session.save()</text:p>
      <text:p text:style-name="P1"><text:span text:style-name="T4">self</text:span>.response = <text:span text:style-name="T4">self</text:span>.client.post(reverse(<text:span text:style-name="T3">'cart:coupon-apply'</text:span>),{<text:span text:style-name="T3">'code'</text:span> : <text:span text:style-name="T4">self</text:span>.coupon1.code}) </text:p>
      <text:p text:style-name="P1"><text:span text:style-name="T4">self</text:span>.assertContains(<text:span text:style-name="T4">self</text:span>.response,<text:span text:style-name="T3">'This code is suspended.'</text:span>,<text:span text:style-name="T6">status_code</text:span>=<text:span text:style-name="T7">400</text:span>)</text:p>
      <text:p text:style-name="P2"/>
      <text:p text:style-name="P1"><text:span text:style-name="T4">def</text:span> <text:span text:style-name="T2">test_coupon_inactive</text:span>(<text:span text:style-name="T6">self</text:span>):</text:p>
      <text:p text:style-name="P1"><text:span text:style-name="T4">self</text:span>.coupon1 = mixer.blend(Coupon,<text:span text:style-name="T6">code</text:span>=<text:span text:style-name="T3">'eatfit'</text:span>,<text:span text:style-name="T6">active</text:span>=<text:span text:style-name="T4">False</text:span>)</text:p>
      <text:p text:style-name="P1"><text:span text:style-name="T4">self</text:span>.cart1 = mixer.blend(Cart,<text:span text:style-name="T6">email</text:span>=<text:span text:style-name="T3">'dp@gmail.com'</text:span>,<text:span text:style-name="T6">coupon</text:span>=<text:span text:style-name="T4">None</text:span>)</text:p>
      <text:p text:style-name="P1"><text:soft-page-break/><text:span text:style-name="T4">self</text:span>.session[<text:span text:style-name="T3">'cart_pk'</text:span>] = <text:span text:style-name="T4">self</text:span>.cart1.pk</text:p>
      <text:p text:style-name="P1"><text:span text:style-name="T4">self</text:span>.session.save()</text:p>
      <text:p text:style-name="P1"><text:span text:style-name="T4">self</text:span>.response = <text:span text:style-name="T4">self</text:span>.client.post(reverse(<text:span text:style-name="T3">'cart:coupon-apply'</text:span>),{<text:span text:style-name="T3">'code'</text:span> : <text:span text:style-name="T4">self</text:span>.coupon1.code}) </text:p>
      <text:p text:style-name="P1"><text:span text:style-name="T4">self</text:span>.assertContains(<text:span text:style-name="T4">self</text:span>.response,<text:span text:style-name="T3">'This code is Inactive.'</text:span>, <text:span text:style-name="T6">status_code</text:span>=<text:span text:style-name="T7">400</text:span>)</text:p>
      <text:p text:style-name="P2"/>
      <text:p text:style-name="P1"><text:span text:style-name="T4">def</text:span> <text:span text:style-name="T2">test_code_invalid</text:span>(<text:span text:style-name="T6">self</text:span>):</text:p>
      <text:p text:style-name="P1"><text:span text:style-name="T4">self</text:span>.coupon1 = mixer.blend(Coupon,<text:span text:style-name="T6">code</text:span>=<text:span text:style-name="T3">'eatfit'</text:span>,<text:span text:style-name="T6">site</text:span>=<text:span text:style-name="T7">2</text:span>)</text:p>
      <text:p text:style-name="P1"><text:span text:style-name="T4">self</text:span>.cart1 = mixer.blend(Cart,<text:span text:style-name="T6">email</text:span>=<text:span text:style-name="T3">'dp@gmail.com'</text:span>,<text:span text:style-name="T6">coupon</text:span>=<text:span text:style-name="T4">None</text:span>)</text:p>
      <text:p text:style-name="P1"><text:span text:style-name="T4">self</text:span>.session[<text:span text:style-name="T3">'cart_pk'</text:span>] = <text:span text:style-name="T4">self</text:span>.cart1.pk</text:p>
      <text:p text:style-name="P1"><text:span text:style-name="T4">self</text:span>.session.save()</text:p>
      <text:p text:style-name="P1"><text:span text:style-name="T4">self</text:span>.response = <text:span text:style-name="T4">self</text:span>.client.post(reverse(<text:span text:style-name="T3">'cart:coupon-apply'</text:span>),{<text:span text:style-name="T3">'code'</text:span> : <text:span text:style-name="T4">self</text:span>.coupon1.code}) </text:p>
      <text:p text:style-name="P1"><text:span text:style-name="T4">self</text:span>.assertContains(<text:span text:style-name="T4">self</text:span>.response,<text:span text:style-name="T3">'This code is not valid.'</text:span>,<text:span text:style-name="T6">status_code</text:span>=<text:span text:style-name="T7">400</text:span>)</text:p>
      <text:p text:style-name="P2"/>
      <text:p text:style-name="P1"><text:span text:style-name="T4">def</text:span> <text:span text:style-name="T2">test_not_coupon_is_valid_coupon_and_coupon_scope_is_2</text:span>(<text:span text:style-name="T6">self</text:span>):</text:p>
      <text:p text:style-name="P1"><text:span text:style-name="T4">self</text:span>.coupon1 = mixer.blend(Coupon,<text:span text:style-name="T6">code</text:span>=<text:span text:style-name="T3">'eatfit'</text:span>,<text:span text:style-name="T6">coupon_scope</text:span>=<text:span text:style-name="T7">2</text:span>)</text:p>
      <text:p text:style-name="P1"><text:span text:style-name="T4">self</text:span>.cart1 = mixer.blend(Cart,<text:span text:style-name="T6">email</text:span>=<text:span text:style-name="T3">'dp@gmail.com'</text:span>,<text:span text:style-name="T6">coupon</text:span>=<text:span text:style-name="T4">None</text:span>)</text:p>
      <text:p text:style-name="P1"><text:span text:style-name="T4">self</text:span>.session[<text:span text:style-name="T3">'cart_pk'</text:span>] = <text:span text:style-name="T4">self</text:span>.cart1.pk</text:p>
      <text:p text:style-name="P1"><text:span text:style-name="T4">self</text:span>.session.save()</text:p>
      <text:p text:style-name="P1"><text:span text:style-name="T4">self</text:span>.response = <text:span text:style-name="T4">self</text:span>.client.post(reverse(<text:span text:style-name="T3">'cart:coupon-apply'</text:span>),{<text:span text:style-name="T3">'code'</text:span> : <text:span text:style-name="T4">self</text:span>.coupon1.code}) </text:p>
      <text:p text:style-name="P1"><text:span text:style-name="T4">self</text:span>.assertContains(<text:span text:style-name="T4">self</text:span>.response, <text:span text:style-name="T3">'This code is valid on particular sources.'</text:span>, <text:span text:style-name="T6">status_code</text:span>=<text:span text:style-name="T7">400</text:span>)</text:p>
      <text:p text:style-name="P2"/>
      <text:p text:style-name="P1"><text:span text:style-name="T4">def</text:span> <text:span text:style-name="T2">test_not_coupon_is_valid_coupon</text:span>(<text:span text:style-name="T6">self</text:span>):</text:p>
      <text:p text:style-name="P1"><text:span text:style-name="T4">self</text:span>.coupon1 = mixer.blend(Coupon,<text:span text:style-name="T6">code</text:span>=<text:span text:style-name="T3">'eatfit'</text:span>,<text:span text:style-name="T6">coupon_scope</text:span>=<text:span text:style-name="T7">3</text:span>)</text:p>
      <text:p text:style-name="P1"><text:span text:style-name="T4">self</text:span>.cart1 = mixer.blend(Cart,<text:span text:style-name="T6">email</text:span>=<text:span text:style-name="T3">'dp@gmail.com'</text:span>,<text:span text:style-name="T6">coupon</text:span>=<text:span text:style-name="T4">None</text:span>)</text:p>
      <text:p text:style-name="P1"><text:span text:style-name="T4">self</text:span>.session[<text:span text:style-name="T3">'cart_pk'</text:span>] = <text:span text:style-name="T4">self</text:span>.cart1.pk</text:p>
      <text:p text:style-name="P1"><text:span text:style-name="T4">self</text:span>.session.save()</text:p>
      <text:p text:style-name="P1"><text:span text:style-name="T4">self</text:span>.response = <text:span text:style-name="T4">self</text:span>.client.post(reverse(<text:span text:style-name="T3">'cart:coupon-apply'</text:span>),{<text:span text:style-name="T3">'code'</text:span> : <text:span text:style-name="T4">self</text:span>.coupon1.code}) </text:p>
      <text:p text:style-name="P1"><text:span text:style-name="T4">self</text:span>.assertContains(<text:span text:style-name="T4">self</text:span>.response, <text:span text:style-name="T3">'This code is valid on particular products.'</text:span>, <text:span text:style-name="T6">status_code</text:span>=<text:span text:style-name="T7">400</text:span>)</text:p>
      <text:p text:style-name="P2"/>
      <text:p text:style-name="P1"><text:span text:style-name="T4">def</text:span> <text:span text:style-name="T2">test_cart_total_below_min_purchase</text:span>(<text:span text:style-name="T6">self</text:span>):</text:p>
      <text:p text:style-name="P1"><text:span text:style-name="T4">self</text:span>.coupon1 = mixer.blend(Coupon,<text:span text:style-name="T6">code</text:span>=<text:span text:style-name="T3">'eatfit'</text:span>,<text:span text:style-name="T6">min_purchase</text:span>=<text:span text:style-name="T7">5</text:span>)</text:p>
      <text:p text:style-name="P1"><text:span text:style-name="T4">self</text:span>.cart1 = mixer.blend(Cart,<text:span text:style-name="T6">email</text:span>=<text:span text:style-name="T3">'dp@gmail.com'</text:span>,<text:span text:style-name="T6">coupon</text:span>=<text:span text:style-name="T4">None</text:span>)</text:p>
      <text:p text:style-name="P1"><text:span text:style-name="T4">self</text:span>.session[<text:span text:style-name="T3">'cart_pk'</text:span>] = <text:span text:style-name="T4">self</text:span>.cart1.pk</text:p>
      <text:p text:style-name="P1"><text:span text:style-name="T4">self</text:span>.session.save()</text:p>
      <text:p text:style-name="P1"><text:span text:style-name="T4">self</text:span>.response = <text:span text:style-name="T4">self</text:span>.client.post(reverse(<text:span text:style-name="T3">'cart:coupon-apply'</text:span>),{<text:span text:style-name="T3">'code'</text:span> : <text:span text:style-name="T4">self</text:span>.coupon1.code}) </text:p>
      <text:p text:style-name="P1"><text:span text:style-name="T4">self</text:span>.assertContains(<text:span text:style-name="T4">self</text:span>.response, <text:span text:style-name="T3">'This cart total is below minimum purchase.'</text:span>, <text:span text:style-name="T6">status_code</text:span>=<text:span text:style-name="T7">400</text:span>)</text:p>
      <text:p text:style-name="P2"/>
      <text:p text:style-name="P1"><text:span text:style-name="T4">def</text:span> <text:span text:style-name="T2">test_coupon_already_used</text:span>(<text:span text:style-name="T6">self</text:span>):</text:p>
      <text:p text:style-name="P1"><text:span text:style-name="T4">self</text:span>.coupon1 = mixer.blend(Coupon,<text:span text:style-name="T6">code</text:span>=<text:span text:style-name="T3">'eatfit'</text:span>,<text:span text:style-name="T6">user_limit</text:span>=<text:span text:style-name="T7">5</text:span>)</text:p>
      <text:p text:style-name="P1"><text:span text:style-name="T4">self</text:span>.couponUser1 =mixer.blend(CouponUser,<text:span text:style-name="T6">coupon</text:span>=<text:span text:style-name="T4">self</text:span>.coupon1,<text:span text:style-name="T6">user</text:span>=<text:span text:style-name="T3">'dp@gmail.com'</text:span>,<text:span text:style-name="T6">redeemed_at</text:span>= utils.timezone.now())</text:p>
      <text:p text:style-name="P1"><text:span text:style-name="T4">self</text:span>.cart1 = mixer.blend(Cart,<text:span text:style-name="T6">email</text:span>=<text:span text:style-name="T3">'dp@gmail.com'</text:span>,<text:span text:style-name="T6">coupon</text:span>=<text:span text:style-name="T4">None</text:span>)</text:p>
      <text:p text:style-name="P1"><text:span text:style-name="T4">self</text:span>.session[<text:span text:style-name="T3">'cart_pk'</text:span>] = <text:span text:style-name="T4">self</text:span>.cart1.pk</text:p>
      <text:p text:style-name="P1"><text:span text:style-name="T4">self</text:span>.session.save() </text:p>
      <text:p text:style-name="P1"><text:span text:style-name="T4">self</text:span>.response = <text:span text:style-name="T4">self</text:span>.client.post(reverse(<text:span text:style-name="T3">'cart:coupon-apply'</text:span>),{<text:span text:style-name="T3">'code'</text:span> : <text:span text:style-name="T4">self</text:span>.coupon1.code}) </text:p>
      <text:p text:style-name="P1"><text:span text:style-name="T4">self</text:span>.assertContains(<text:span text:style-name="T4">self</text:span>.response,<text:span text:style-name="T3">'This code has already been used by your account.'</text:span>,<text:span text:style-name="T6">status_code</text:span>=<text:span text:style-name="T7">400</text:span>)</text:p>
      <text:p text:style-name="P2"><text:soft-page-break/></text:p>
      <text:p text:style-name="P1"><text:span text:style-name="T4">def</text:span> <text:span text:style-name="T2">test_code_not_valid_for_your_account</text:span>(<text:span text:style-name="T6">self</text:span>):</text:p>
      <text:p text:style-name="P1"><text:span text:style-name="T4">self</text:span>.coupon1 = mixer.blend(Coupon,<text:span text:style-name="T6">code</text:span>=<text:span text:style-name="T3">'eatfit'</text:span>)</text:p>
      <text:p text:style-name="P1"><text:span text:style-name="T4">self</text:span>.couponUser1 =mixer.blend(CouponUser,<text:span text:style-name="T6">coupon</text:span>=<text:span text:style-name="T4">self</text:span>.coupon1,<text:span text:style-name="T6">user</text:span>=<text:span text:style-name="T3">"gs@gmail.com"</text:span>)</text:p>
      <text:p text:style-name="P1"><text:span text:style-name="T4">self</text:span>.cart1 = mixer.blend(Cart,<text:span text:style-name="T6">email</text:span>=<text:span text:style-name="T3">'dp@gmail.com'</text:span>,<text:span text:style-name="T6">coupon</text:span>=<text:span text:style-name="T4">None</text:span>)</text:p>
      <text:p text:style-name="P1"><text:span text:style-name="T4">self</text:span>.session[<text:span text:style-name="T3">'cart_pk'</text:span>] = <text:span text:style-name="T4">self</text:span>.cart1.pk</text:p>
      <text:p text:style-name="P1"><text:span text:style-name="T4">self</text:span>.session.save() </text:p>
      <text:p text:style-name="P1"><text:span text:style-name="T4">self</text:span>.response = <text:span text:style-name="T4">self</text:span>.client.post(reverse(<text:span text:style-name="T3">'cart:coupon-apply'</text:span>),{<text:span text:style-name="T3">'code'</text:span> : <text:span text:style-name="T4">self</text:span>.coupon1.code}) </text:p>
      <text:p text:style-name="P1"><text:span text:style-name="T4">self</text:span>.assertContains(<text:span text:style-name="T4">self</text:span>.response,<text:span text:style-name="T3">'This code is not valid for your account'</text:span>,<text:span text:style-name="T6">status_code</text:span>=<text:span text:style-name="T7">400</text:span>)</text:p>
      <text:p text:style-name="P3"/>
      <text:p text:style-name="P1"><text:span text:style-name="T4">def</text:span> <text:span text:style-name="T2">test_total_is_greater_than_coupon_min_purchase</text:span>(<text:span text:style-name="T6">self</text:span>):</text:p>
      <text:p text:style-name="P1"><text:span text:style-name="T4">self</text:span>.coupon1 = mixer.blend(Coupon,<text:span text:style-name="T6">code</text:span>=<text:span text:style-name="T3">'dibbu'</text:span>,<text:span text:style-name="T6">user_limit</text:span>=<text:span text:style-name="T7">0</text:span>)</text:p>
      <text:p text:style-name="P1"><text:span text:style-name="T4">self</text:span>.cart1 = mixer.blend(Cart,<text:span text:style-name="T6">email</text:span>=<text:span text:style-name="T3">'dibbu@gmail.com'</text:span>,<text:span text:style-name="T6">coupon</text:span>=<text:span text:style-name="T4">None</text:span>)</text:p>
      <text:p text:style-name="P1"><text:span text:style-name="T4">self</text:span>.product1 = mixer.blend(Product,<text:span text:style-name="T6">inr_price</text:span>=<text:span text:style-name="T7">55</text:span>)</text:p>
      <text:p text:style-name="P1"><text:span text:style-name="T4">self</text:span>.lineItem1 = mixer.blend(LineItem,<text:span text:style-name="T6">cart</text:span>=<text:span text:style-name="T4">self</text:span>.cart1,<text:span text:style-name="T6">product</text:span>=<text:span text:style-name="T4">self</text:span>.product1)</text:p>
      <text:p text:style-name="P1"><text:span text:style-name="T4">self</text:span>.couponUser1 = mixer.blend(CouponUser,<text:span text:style-name="T6">coupon</text:span>=<text:span text:style-name="T4">self</text:span>.coupon1)</text:p>
      <text:p text:style-name="P2"/>
      <text:p text:style-name="P1"><text:span text:style-name="T4">self</text:span>.session[<text:span text:style-name="T3">'cart_pk'</text:span>] = <text:span text:style-name="T4">self</text:span>.cart1.pk</text:p>
      <text:p text:style-name="P1"><text:span text:style-name="T4">self</text:span>.session.save()</text:p>
      <text:p text:style-name="P1"><text:span text:style-name="T4">self</text:span>.response = <text:span text:style-name="T4">self</text:span>.client.post(reverse(<text:span text:style-name="T3">'cart:coupon-apply'</text:span>),{<text:span text:style-name="T3">'code'</text:span>:<text:span text:style-name="T4">self</text:span>.coupon1.code})</text:p>
      <text:p text:style-name="P1"><text:span text:style-name="T4">self</text:span>.assertContains(<text:span text:style-name="T4">self</text:span>.response,<text:span text:style-name="T3">'Successfully Redeemed'</text:span>,<text:span text:style-name="T6">status_code</text:span>=<text:span text:style-name="T7">200</text:span>) </text:p>
      <text:p text:style-name="P2"/>
      <text:p text:style-name="P1"><text:span text:style-name="T2">@tag</text:span>(<text:span text:style-name="T3">'remove'</text:span>)</text:p>
      <text:p text:style-name="P1"><text:span text:style-name="T4">class</text:span> <text:span text:style-name="T5">TestCouponRemoveView</text:span>(<text:span text:style-name="T5">TestCase</text:span>):</text:p>
      <text:p text:style-name="P1">databases=<text:span text:style-name="T3">'__all__'</text:span></text:p>
      <text:p text:style-name="P1"><text:span text:style-name="T4">def</text:span> <text:span text:style-name="T2">setUp</text:span>(<text:span text:style-name="T6">self</text:span>):</text:p>
      <text:p text:style-name="P1"><text:span text:style-name="T4">self</text:span>.session=<text:span text:style-name="T4">self</text:span>.client.session</text:p>
      <text:p text:style-name="P1"><text:span text:style-name="T4">self</text:span>.candidate_id = Order.objects.all().first().candidate_id</text:p>
      <text:p text:style-name="P1"><text:span text:style-name="T4">self</text:span>.session[<text:span text:style-name="T3">'candidate_id'</text:span>]= <text:span text:style-name="T4">self</text:span>.candidate_id</text:p>
      <text:p text:style-name="P1"><text:span text:style-name="T4">self</text:span>.session.save()</text:p>
      <text:p text:style-name="P2"/>
      <text:p text:style-name="P1"><text:span text:style-name="T4">def</text:span> <text:span text:style-name="T2">test_no_coupon_associated</text:span>(<text:span text:style-name="T6">self</text:span>):</text:p>
      <text:p text:style-name="P1"><text:span text:style-name="T4">self</text:span>.response = <text:span text:style-name="T4">self</text:span>.client.post(reverse(<text:span text:style-name="T3">'cart:coupon-remove'</text:span>))</text:p>
      <text:p text:style-name="P1"><text:span text:style-name="T4">self</text:span>.assertContains(<text:span text:style-name="T4">self</text:span>.response,<text:span text:style-name="T3">'No coupon is associated.'</text:span>,<text:span text:style-name="T6">status_code</text:span>=<text:span text:style-name="T7">400</text:span>)</text:p>
      <text:p text:style-name="P1"><text:span text:style-name="T4">def</text:span> <text:span text:style-name="T2">test_session_expired</text:span>(<text:span text:style-name="T6">self</text:span>):</text:p>
      <text:p text:style-name="P1"><text:span text:style-name="T4">self</text:span>.cart1 = mixer.blend(Cart,<text:span text:style-name="T6">email</text:span>=<text:span text:style-name="T4">None</text:span>)</text:p>
      <text:p text:style-name="P1"><text:span text:style-name="T4">self</text:span>.session[<text:span text:style-name="T3">'cart_pk'</text:span>] = <text:span text:style-name="T4">self</text:span>.cart1.pk</text:p>
      <text:p text:style-name="P1"><text:span text:style-name="T4">self</text:span>.session.save()</text:p>
      <text:p text:style-name="P1"><text:span text:style-name="T4">self</text:span>.response = <text:span text:style-name="T4">self</text:span>.client.post(reverse(<text:span text:style-name="T3">'cart:coupon-remove'</text:span>))</text:p>
      <text:p text:style-name="P1"><text:span text:style-name="T4">self</text:span>.assertContains(<text:span text:style-name="T4">self</text:span>.response,<text:span text:style-name="T3">'Session Expired, Please login to continue.'</text:span>,<text:span text:style-name="T6">status_code</text:span>=<text:span text:style-name="T7">400</text:span>)</text:p>
      <text:p text:style-name="P1"><text:span text:style-name="T4">def</text:span> <text:span text:style-name="T2">test_coupon_removed</text:span>(<text:span text:style-name="T6">self</text:span>):</text:p>
      <text:p text:style-name="P1"><text:span text:style-name="T4">self</text:span>.coupon1 = mixer.blend(Coupon,<text:span text:style-name="T6">code</text:span>=<text:span text:style-name="T3">'eatfit'</text:span>)</text:p>
      <text:p text:style-name="P1"><text:span text:style-name="T4">self</text:span>.couponUser1 =mixer.blend(CouponUser,<text:span text:style-name="T6">coupon</text:span>=<text:span text:style-name="T4">self</text:span>.coupon1,<text:span text:style-name="T6">user</text:span>=<text:span text:style-name="T3">"gs@gmail.com"</text:span>)</text:p>
      <text:p text:style-name="P1"><text:span text:style-name="T4">self</text:span>.cart1 = mixer.blend(Cart,<text:span text:style-name="T6">coupon</text:span>=<text:span text:style-name="T4">self</text:span>.coupon1,<text:span text:style-name="T6">email</text:span>=<text:span text:style-name="T3">"gs@gmail.com"</text:span>)</text:p>
      <text:p text:style-name="P1"><text:span text:style-name="T4">self</text:span>.session[<text:span text:style-name="T3">'cart_pk'</text:span>] = <text:span text:style-name="T4">self</text:span>.cart1.pk</text:p>
      <text:p text:style-name="P1"><text:span text:style-name="T4">self</text:span>.session.save()</text:p>
      <text:p text:style-name="P1"><text:span text:style-name="T4">self</text:span>.response = <text:span text:style-name="T4">self</text:span>.client.post(reverse(<text:span text:style-name="T3">'cart:coupon-remove'</text:span>))</text:p>
      <text:p text:style-name="P1"><text:span text:style-name="T4">self</text:span>.assertContains(<text:span text:style-name="T4">self</text:span>.response,<text:span text:style-name="T3">'Successfully Removed'</text:span>,<text:span text:style-name="T6">status_code</text:span>=<text:span text:style-name="T7">200</text:span>)</text:p>
      <text:p text:style-name="P1"><text:soft-page-break/><text:span text:style-name="T4">def</text:span> <text:span text:style-name="T2">test_coupon_removed_when_user_is_none</text:span>(<text:span text:style-name="T6">self</text:span>):</text:p>
      <text:p text:style-name="P1"><text:span text:style-name="T4">self</text:span>.cart1 = mixer.blend(Cart)</text:p>
      <text:p text:style-name="P1"><text:span text:style-name="T4">self</text:span>.session[<text:span text:style-name="T3">'cart_pk'</text:span>] = <text:span text:style-name="T4">self</text:span>.cart1.pk</text:p>
      <text:p text:style-name="P1"><text:span text:style-name="T4">self</text:span>.session.save()</text:p>
      <text:p text:style-name="P1"><text:span text:style-name="T4">self</text:span>.response = <text:span text:style-name="T4">self</text:span>.client.post(reverse(<text:span text:style-name="T3">'cart:coupon-remove'</text:span>))</text:p>
      <text:p text:style-name="P1"><text:span text:style-name="T4">self</text:span>.assertContains(<text:span text:style-name="T4">self</text:span>.response,<text:span text:style-name="T3">'Successfully Removed'</text:span>,<text:span text:style-name="T6">status_code</text:span>=<text:span text:style-name="T7">200</text:span>)</text:p>
      <text:p text:style-name="P1"><text:span text:style-name="T4">def</text:span> <text:span text:style-name="T2">test_cart_obj_does_not_exist</text:span>(<text:span text:style-name="T6">self</text:span>):</text:p>
      <text:p text:style-name="P1"><text:span text:style-name="T4">self</text:span>.session[<text:span text:style-name="T3">'cart_pk'</text:span>] = <text:span text:style-name="T7">93473483749</text:span> <text:span text:style-name="T8">#if this cart_pk exist then change it</text:span></text:p>
      <text:p text:style-name="P1"><text:span text:style-name="T4">self</text:span>.session.save()</text:p>
      <text:p text:style-name="P1"><text:span text:style-name="T4">self</text:span>.response = <text:span text:style-name="T4">self</text:span>.client.post(reverse(<text:span text:style-name="T3">'cart:coupon-remove'</text:span>))</text:p>
      <text:p text:style-name="P1"><text:span text:style-name="T4">self</text:span>.assertContains(<text:span text:style-name="T4">self</text:span>.response,<text:span text:style-name="T3">'Something went wrong, Please login to continue.'</text:span>,<text:span text:style-name="T6">status_code</text:span>=<text:span text:style-name="T7">400</text:span>)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0:16:49.127261899</meta:creation-date>
    <dc:date>2020-03-04T10:17:01.928737112</dc:date>
    <meta:editing-duration>PT13S</meta:editing-duration>
    <meta:editing-cycles>1</meta:editing-cycles>
    <meta:document-statistic meta:table-count="0" meta:image-count="0" meta:object-count="0" meta:page-count="5" meta:paragraph-count="177" meta:word-count="582" meta:character-count="9454" meta:non-whitespace-character-count="9026"/>
    <meta:generator>LibreOffice/6.0.7.3$Linux_X86_64 LibreOffice_project/00m0$Build-3</meta:generator>
  </office:meta>
</office:document-meta>
</file>